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바탕체" svg:font-family="바탕체"/>
    <style:font-face style:name="Arial" svg:font-family="Arial"/>
    <style:font-face style:name="돋움" svg:font-family="돋움"/>
    <style:font-face style:name="뼻뮝" svg:font-family="뼻뮝"/>
    <style:font-face style:name="조선일보명조" svg:font-family="조선일보명조"/>
    <style:font-face style:name="현대체Light" svg:font-family="현대체Light"/>
    <style:font-face style:name="현대체Medium" svg:font-family="현대체Medium"/>
  </office:font-face-decls>
  <office:automatic-styles>
    <style:style style:name="ce1" style:family="table-cell" style:parent-style-name="_54364__51456__32_3" style:data-style-name="N0">
      <style:table-cell-properties style:vertical-align="middle" fo:background-color="transparent" style:cell-protect="protected"/>
      <style:text-properties style:font-name="조선일보명조" style:font-name-asian="조선일보명조" style:font-name-complex="조선일보명조" fo:font-size="11pt" style:font-size-asian="11pt" style:font-size-complex="11pt" style:font-family-generic="roman"/>
    </style:style>
    <style:style style:name="ce2" style:family="table-cell" style:parent-style-name="Default" style:data-style-name="N0">
      <style:table-cell-properties style:vertical-align="middle"/>
      <style:text-properties style:font-name="조선일보명조" style:font-name-asian="조선일보명조" style:font-name-complex="조선일보명조"/>
    </style:style>
    <style:style style:name="ce3" style:family="table-cell" style:parent-style-name="_54364__51456__32_3" style:data-style-name="N0">
      <style:table-cell-properties style:vertical-align="automatic" fo:background-color="transparent" style:cell-protect="protected"/>
      <style:text-properties style:font-name="조선일보명조" style:font-name-asian="조선일보명조" style:font-name-complex="조선일보명조" fo:font-size="11pt" style:font-size-asian="11pt" style:font-size-complex="11pt" style:font-family-generic="roman"/>
    </style:style>
    <style:style style:name="ce4" style:family="table-cell" style:parent-style-name="_54364__51456__32_3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5" style:family="table-cell" style:parent-style-name="_54364__51456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6" style:family="table-cell" style:parent-style-name="_54364__51456__32_3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7" style:family="table-cell" style:parent-style-name="_54364__51456__32_3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8" style:family="table-cell" style:parent-style-name="_54364__51456__32_3" style:data-style-name="N0">
      <style:table-cell-properties style:vertical-align="middle" fo:background-color="transparent" style:cell-protect="protected"/>
      <style:text-properties style:font-name="현대체Light" style:font-name-asian="현대체Light" style:font-name-complex="현대체Light" fo:font-size="28pt" style:font-size-asian="28pt" style:font-size-complex="28pt" fo:font-weight="bold" style:font-weight-asian="bold" style:font-weight-complex="bold" style:font-family-generic="roman"/>
    </style:style>
    <style:style style:name="ce9" style:family="table-cell" style:parent-style-name="_54364__51456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_54364__51456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11" style:family="table-cell" style:parent-style-name="_54364__51456__32_3" style:data-style-name="N0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12" style:family="table-cell" style:parent-style-name="_54364__51456__32_3" style:data-style-name="N0">
      <style:table-cell-properties style:vertical-align="middle" fo:background-color="transparent" style:cell-protect="protected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_54364__51456__32_3" style:data-style-name="N0">
      <style:table-cell-properties style:vertical-align="middle" fo:background-color="transparent" style:cell-protect="protected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14" style:family="table-cell" style:parent-style-name="_54364__51456__32_3" style:data-style-name="N0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15" style:family="table-cell" style:parent-style-name="_54364__51456__32_3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16" style:family="table-cell" style:parent-style-name="_54364__51456__32_3" style:data-style-name="N19">
      <style:table-cell-properties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17" style:family="table-cell" style:parent-style-name="_54364__51456__32_3" style:data-style-name="N19">
      <style:table-cell-properties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18" style:family="table-cell" style:parent-style-name="_54364__51456__32_3" style:data-style-name="N19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현대체Light" style:font-name-asian="현대체Light" style:font-name-complex="현대체Light" fo:font-size="14pt" style:font-size-asian="14pt" style:font-size-complex="14pt" style:font-family-generic="roman"/>
    </style:style>
    <style:style style:name="ce19" style:family="table-cell" style:parent-style-name="_54364__51456__32_3" style:data-style-name="N0">
      <style:table-cell-properties style:vertical-align="middle" fo:background-color="transparent" style:cell-protect="protected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20" style:family="table-cell" style:parent-style-name="_54364__51456__32_3" style:data-style-name="N0">
      <style:table-cell-properties style:vertical-align="automatic" fo:background-color="transparent" style:cell-protect="protected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21" style:family="table-cell" style:parent-style-name="_54364__51456__32_3" style:data-style-name="N19">
      <style:table-cell-properties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22" style:family="table-cell" style:parent-style-name="_54364__51456__32_3" style:data-style-name="N0">
      <style:table-cell-properties fo:border="thin solid #000000" style:vertical-align="middle" fo:background-color="#DCE6F1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_54364__51456_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현대체Light" style:font-name-asian="현대체Light" style:font-name-complex="현대체Light" fo:font-size="20pt" style:font-size-asian="20pt" style:font-size-complex="20pt" style:font-family-generic="roman"/>
    </style:style>
    <style:style style:name="ce24" style:family="table-cell" style:parent-style-name="_54364__51456__32_3" style:data-style-name="N19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25" style:family="table-cell" style:parent-style-name="_54364__51456__32_3" style:data-style-name="N19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26" style:family="table-cell" style:parent-style-name="_54364__51456__32_3" style:data-style-name="N19">
      <style:table-cell-properties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4pt" style:font-size-asian="14pt" style:font-size-complex="14pt" style:font-family-generic="roman"/>
    </style:style>
    <style:style style:name="ce27" style:family="table-cell" style:parent-style-name="_54364__51456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28" style:family="table-cell" style:parent-style-name="_54364__51456_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29" style:family="table-cell" style:parent-style-name="_54364__51456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30" style:family="table-cell" style:parent-style-name="_54364__51456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31" style:family="table-cell" style:parent-style-name="_54364__51456__32_3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32" style:family="table-cell" style:parent-style-name="_54364__51456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33" style:family="table-cell" style:parent-style-name="_54364__51456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34" style:family="table-cell" style:parent-style-name="_54364__51456__32_3" style:data-style-name="N19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35" style:family="table-cell" style:parent-style-name="_54364__51456__32_3" style:data-style-name="N19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36" style:family="table-cell" style:parent-style-name="_54364__51456__32_3" style:data-style-name="N19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37" style:family="table-cell" style:parent-style-name="_54364__51456__32_3" style:data-style-name="N19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38" style:family="table-cell" style:parent-style-name="_54364__51456__32_3" style:data-style-name="N19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39" style:family="table-cell" style:parent-style-name="_54364__51456__32_3" style:data-style-name="N19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40" style:family="table-cell" style:parent-style-name="_54364__51456__32_3" style:data-style-name="N1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41" style:family="table-cell" style:parent-style-name="_54364__51456__32_3" style:data-style-name="N19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42" style:family="table-cell" style:parent-style-name="_54364__51456__32_3" style:data-style-name="N19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현대체Light" style:font-name-asian="현대체Light" style:font-name-complex="현대체Light" fo:font-size="14pt" style:font-size-asian="14pt" style:font-size-complex="14pt" style:font-family-generic="roman"/>
    </style:style>
    <style:style style:name="ce43" style:family="table-cell" style:parent-style-name="_54364__51456__32_3" style:data-style-name="N0">
      <style:table-cell-properties fo:border="thin solid #000000" style:vertical-align="middle" fo:background-color="#DCE6F1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44" style:family="table-cell" style:parent-style-name="_54364__51456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45" style:family="table-cell" style:parent-style-name="_54364__51456__32_3" style:data-style-name="N19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46" style:family="table-cell" style:parent-style-name="_54364__51456__32_3" style:data-style-name="N0">
      <style:table-cell-properties fo:border-top="thin solid #000000" fo:border-bottom="thin solid #000000" fo:border-left="thin solid #000000" fo:border-right="none" style:vertical-align="middle" fo:background-color="#DCE6F1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47" style:family="table-cell" style:parent-style-name="_54364__51456__32_3" style:data-style-name="N0">
      <style:table-cell-properties fo:border-top="thin solid #000000" fo:border-bottom="thin solid #000000" fo:border-left="none" fo:border-right="none" style:vertical-align="middle" fo:background-color="#DCE6F1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54364__51456__32_3" style:data-style-name="N0">
      <style:table-cell-properties fo:border-top="thin solid #000000" fo:border-bottom="thin solid #000000" fo:border-left="none" fo:border-right="thin solid #000000" style:vertical-align="middle" fo:background-color="#DCE6F1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_54364__51456__32_3" style:data-style-name="N0">
      <style:table-cell-properties style:vertical-align="top" fo:wrap-option="wrap" fo:background-color="transparent" style:cell-protect="protected" style:repeat-content="false"/>
      <style:paragraph-properties fo:text-align="center"/>
      <style:text-properties style:font-name="현대체Medium" style:font-name-asian="현대체Medium" style:font-name-complex="현대체Medium" fo:font-size="40pt" style:font-size-asian="40pt" style:font-size-complex="40pt" fo:font-weight="bold" style:font-weight-asian="bold" style:font-weight-complex="bold" style:font-family-generic="roman"/>
    </style:style>
    <style:style style:name="ce50" style:family="table-cell" style:parent-style-name="_54364__51456__32_3" style:data-style-name="N0">
      <style:table-cell-properties style:vertical-align="top" fo:background-color="transparent" style:cell-protect="protected" style:repeat-content="false"/>
      <style:paragraph-properties fo:text-align="center"/>
      <style:text-properties style:font-name="현대체Medium" style:font-name-asian="현대체Medium" style:font-name-complex="현대체Medium" fo:font-size="40pt" style:font-size-asian="40pt" style:font-size-complex="40pt" fo:font-weight="bold" style:font-weight-asian="bold" style:font-weight-complex="bold" style:font-family-generic="roman"/>
    </style:style>
    <style:style style:name="ce51" style:family="table-cell" style:parent-style-name="_54364__51456__32_3" style:data-style-name="N0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style:font-name="현대체Medium" style:font-name-asian="현대체Medium" style:font-name-complex="현대체Medium" fo:font-size="40pt" style:font-size-asian="40pt" style:font-size-complex="40pt" fo:font-weight="bold" style:font-weight-asian="bold" style:font-weight-complex="bold" style:font-family-generic="roman"/>
    </style:style>
    <style:style style:name="ce52" style:family="table-cell" style:parent-style-name="_54364__51456__32_3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53" style:family="table-cell" style:parent-style-name="_54364__51456__32_3" style:data-style-name="N19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54" style:family="table-cell" style:parent-style-name="_54364__51456__32_3" style:data-style-name="N19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55" style:family="table-cell" style:parent-style-name="_54364__51456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현대체Medium" style:font-name-asian="현대체Medium" style:font-name-complex="현대체Medium" fo:font-size="30pt" style:font-size-asian="30pt" style:font-size-complex="3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바탕체" style:font-name-asian="바탕체" style:font-name-complex="바탕체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31.5pt" style:use-optimal-row-height="false" fo:break-before="auto"/>
    </style:style>
    <style:style style:name="ro9" style:family="table-row">
      <style:table-row-properties style:row-height="44.2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40.5pt" style:use-optimal-row-height="false" fo:break-before="auto"/>
    </style:style>
    <style:style style:name="ro12" style:family="table-row">
      <style:table-row-properties style:row-height="13.5pt" style:use-optimal-row-height="true" fo:break-before="auto"/>
    </style:style>
    <style:style style:name="ro13" style:family="table-row">
      <style:table-row-properties style:row-height="15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PM6개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4" table:default-cell-style-name="ce20"/>
        <table:table-column table:style-name="co4" table:default-cell-style-name="ce20"/>
        <table:table-column table:style-name="co5" table:default-cell-style-name="ce20"/>
        <table:table-column table:style-name="co1" table:default-cell-style-name="ce20"/>
        <table:table-column table:style-name="co6" table:number-columns-repeated="16375" table:default-cell-style-name="ce3"/>
        <table:table-row table:style-name="ro1">
          <table:table-cell table:style-name="ce4">
            <draw:frame draw:z-index="1" draw:id="id0" draw:style-name="a0" draw:name="그림 4" svg:x="0.0625in" svg:y="0.05208in" svg:width="1.63542in" svg:height="0.25in" style:rel-width="scale" style:rel-height="scale">
              <draw:image xlink:href="media/image1.png" xlink:type="simple" xlink:show="embed" xlink:actuate="onLoad"/>
              <svg:title/>
              <svg:desc>HD Hyundai Marine Solution(eng)_full color</svg:desc>
            </draw:frame>
          </table:table-cell>
          <table:table-cell table:number-columns-repeated="7" table:style-name="ce5"/>
          <table:table-cell table:style-name="ce6"/>
          <table:table-cell table:number-columns-repeated="16375"/>
        </table:table-row>
        <table:table-row table:style-name="ro2">
          <table:table-cell table:style-name="ce7"/>
          <table:table-cell table:number-columns-repeated="7" table:style-name="ce8"/>
          <table:table-cell table:style-name="ce9"/>
          <table:table-cell table:number-columns-repeated="16375" table:style-name="ce1"/>
        </table:table-row>
        <table:table-row table:style-name="ro2">
          <table:table-cell table:style-name="ce7"/>
          <table:table-cell office:value-type="string" table:number-columns-spanned="7" table:number-rows-spanned="4" table:style-name="ce51">
            <text:p>인 수 증</text:p>
            <text:p><text:span text:style-name="T1">Acceptance certificate</text:span></text:p>
          </table:table-cell>
          <table:covered-table-cell table:number-columns-repeated="6"/>
          <table:table-cell table:style-name="ce9"/>
          <table:table-cell table:number-columns-repeated="16375" table:style-name="ce1"/>
        </table:table-row>
        <table:table-row table:number-rows-repeated="3" table:style-name="ro2">
          <table:table-cell table:style-name="ce7"/>
          <table:covered-table-cell/>
          <table:covered-table-cell table:number-columns-repeated="6"/>
          <table:table-cell table:style-name="ce9"/>
          <table:table-cell table:number-columns-repeated="16375" table:style-name="ce1"/>
        </table:table-row>
        <table:table-row table:style-name="ro2">
          <table:table-cell table:style-name="ce7"/>
          <table:table-cell office:value-type="string" table:number-columns-spanned="2" table:number-rows-spanned="1" table:style-name="ce43">
            <text:p>공사명</text:p>
          </table:table-cell>
          <table:covered-table-cell/>
          <table:table-cell office:value-type="string" table:number-columns-spanned="2" table:number-rows-spanned="1" table:style-name="ce43">
            <text:p>공사번호</text:p>
          </table:table-cell>
          <table:covered-table-cell/>
          <table:table-cell office:value-type="string" table:number-columns-spanned="2" table:number-rows-spanned="1" table:style-name="ce43">
            <text:p>요청부서</text:p>
          </table:table-cell>
          <table:covered-table-cell/>
          <table:table-cell office:value-type="string" table:style-name="ce22">
            <text:p>담당자</text:p>
          </table:table-cell>
          <table:table-cell table:style-name="ce9"/>
          <table:table-cell table:number-columns-repeated="16375" table:style-name="ce1"/>
        </table:table-row>
        <table:table-row table:style-name="ro2">
          <table:table-cell table:style-name="ce7"/>
          <table:table-cell office:value-type="string" table:number-columns-spanned="2" table:number-rows-spanned="1" table:style-name="ce30">
            <text:p>HHI3179 IAS 신조</text:p>
          </table:table-cell>
          <table:covered-table-cell/>
          <table:table-cell office:value-type="string" table:number-columns-spanned="2" table:number-rows-spanned="1" table:style-name="ce30">
            <text:p>DIA0000083</text:p>
          </table:table-cell>
          <table:covered-table-cell/>
          <table:table-cell office:value-type="string" table:number-columns-spanned="2" table:number-rows-spanned="1" table:style-name="ce30">
            <text:p>엔진서비스2부</text:p>
          </table:table-cell>
          <table:covered-table-cell/>
          <table:table-cell office:value-type="string" table:style-name="ce10">
            <text:p>강형민</text:p>
          </table:table-cell>
          <table:table-cell table:style-name="ce9"/>
          <table:table-cell table:number-columns-repeated="16375" table:style-name="ce1"/>
        </table:table-row>
        <table:table-row table:style-name="ro2">
          <table:table-cell table:style-name="ce11"/>
          <table:table-cell table:number-columns-repeated="6" table:style-name="ce12"/>
          <table:table-cell table:style-name="ce13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office:value-type="string" table:number-columns-spanned="2" table:number-rows-spanned="1" table:style-name="ce43">
            <text:p>POR No.</text:p>
          </table:table-cell>
          <table:covered-table-cell/>
          <table:table-cell office:value-type="string" table:number-columns-spanned="4" table:number-rows-spanned="1" table:style-name="ce43">
            <text:p>자재명</text:p>
          </table:table-cell>
          <table:covered-table-cell table:number-columns-repeated="3"/>
          <table:table-cell office:value-type="string" table:style-name="ce22">
            <text:p>수량</text:p>
          </table:table-cell>
          <table:table-cell table:style-name="ce14"/>
          <table:table-cell table:number-columns-repeated="16375" table:style-name="ce1"/>
        </table:table-row>
        <table:table-row table:style-name="ro3">
          <table:table-cell table:style-name="ce11"/>
          <table:table-cell office:value-type="string" table:number-columns-spanned="2" table:number-rows-spanned="1" table:style-name="ce30">
            <text:p>DIA0000083-0001007</text:p>
          </table:table-cell>
          <table:covered-table-cell/>
          <table:table-cell office:value-type="string" table:number-columns-spanned="4" table:number-rows-spanned="1" table:style-name="ce52">
            <text:p>Zone2 CPU 9442/35-10-00</text:p>
          </table:table-cell>
          <table:covered-table-cell table:number-columns-repeated="3"/>
          <table:table-cell office:value-type="float" office:value="5" table:style-name="ce10">
            <text:p>5</text:p>
          </table:table-cell>
          <table:table-cell table:style-name="ce14"/>
          <table:table-cell table:number-columns-repeated="16375" table:style-name="ce1"/>
        </table:table-row>
        <table:table-row table:style-name="ro4">
          <table:table-cell table:style-name="ce11"/>
          <table:table-cell office:value-type="string" table:number-columns-spanned="2" table:number-rows-spanned="1" table:style-name="ce30">
            <text:p>DIA0000083-0001008</text:p>
          </table:table-cell>
          <table:covered-table-cell/>
          <table:table-cell office:value-type="string" table:number-columns-spanned="4" table:number-rows-spanned="1" table:style-name="ce52">
            <text:p>Zone2 CPU 9442/35-10-00</text:p>
          </table:table-cell>
          <table:covered-table-cell table:number-columns-repeated="3"/>
          <table:table-cell office:value-type="float" office:value="1" table:style-name="ce10">
            <text:p>1</text:p>
          </table:table-cell>
          <table:table-cell table:style-name="ce14"/>
          <table:table-cell table:number-columns-repeated="16375" table:style-name="ce1"/>
        </table:table-row>
        <table:table-row table:style-name="ro5">
          <table:table-cell table:style-name="ce11"/>
          <table:table-cell table:number-columns-repeated="7" table:style-name="ce15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office:value-type="string" table:style-name="ce23">
            <text:p>Details of claim and materials</text:p>
          </table:table-cell>
          <table:table-cell table:number-columns-repeated="6" table:style-name="ce15"/>
          <table:table-cell table:style-name="ce14"/>
          <table:table-cell table:number-columns-repeated="16375" table:style-name="ce1"/>
        </table:table-row>
        <table:table-row table:style-name="ro6">
          <table:table-cell table:style-name="ce11"/>
          <table:table-cell table:style-name="ce23"/>
          <table:table-cell table:number-columns-repeated="6" table:style-name="ce15"/>
          <table:table-cell table:style-name="ce14"/>
          <table:table-cell table:number-columns-repeated="16375" table:style-name="ce1"/>
        </table:table-row>
        <table:table-row table:style-name="ro7">
          <table:table-cell table:style-name="ce11"/>
          <table:table-cell office:value-type="string" table:number-columns-spanned="2" table:number-rows-spanned="1" table:style-name="ce43">
            <text:p>Vessel Name</text:p>
          </table:table-cell>
          <table:covered-table-cell/>
          <table:table-cell office:value-type="string" table:number-columns-spanned="2" table:number-rows-spanned="1" table:style-name="ce30">
            <text:p>MSC FATMA</text:p>
          </table:table-cell>
          <table:covered-table-cell/>
          <table:table-cell office:value-type="string" table:number-columns-spanned="2" table:number-rows-spanned="1" table:style-name="ce43">
            <text:p>Claim no.</text:p>
          </table:table-cell>
          <table:covered-table-cell/>
          <table:table-cell office:value-type="float" office:value="147" table:style-name="ce10">
            <text:p>147</text:p>
          </table:table-cell>
          <table:table-cell table:style-name="ce14"/>
          <table:table-cell table:number-columns-repeated="16375" table:style-name="ce1"/>
        </table:table-row>
        <table:table-row table:style-name="ro7">
          <table:table-cell table:style-name="ce11"/>
          <table:table-cell office:value-type="string" table:number-columns-spanned="2" table:number-rows-spanned="1" table:style-name="ce43">
            <text:p>Hull Number</text:p>
          </table:table-cell>
          <table:covered-table-cell/>
          <table:table-cell office:value-type="string" table:number-columns-spanned="2" table:number-rows-spanned="1" table:style-name="ce30">
            <text:p>HHI3179</text:p>
          </table:table-cell>
          <table:covered-table-cell/>
          <table:table-cell office:value-type="string" table:number-columns-spanned="2" table:number-rows-spanned="1" table:style-name="ce43">
            <text:p>Quantity</text:p>
          </table:table-cell>
          <table:covered-table-cell/>
          <table:table-cell office:value-type="string" table:style-name="ce10">
            <text:p>6 SET</text:p>
          </table:table-cell>
          <table:table-cell table:style-name="ce14"/>
          <table:table-cell table:number-columns-repeated="16375" table:style-name="ce1"/>
        </table:table-row>
        <table:table-row table:style-name="ro7">
          <table:table-cell table:style-name="ce11"/>
          <table:table-cell office:value-type="string" table:number-columns-spanned="2" table:number-rows-spanned="1" table:style-name="ce43">
            <text:p>Materials</text:p>
          </table:table-cell>
          <table:covered-table-cell/>
          <table:table-cell office:value-type="string" table:number-columns-spanned="5" table:number-rows-spanned="1" table:style-name="ce30">
            <text:p>CPM MODULE FOR LNG OPERATION</text:p>
          </table:table-cell>
          <table:covered-table-cell table:number-columns-repeated="4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table:number-columns-repeated="7" table:style-name="ce15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office:value-type="string" table:number-columns-spanned="1" table:number-rows-spanned="2" table:style-name="ce53">
            <text:p>수령일자</text:p>
            <text:p>Receipt date</text:p>
          </table:table-cell>
          <table:table-cell office:value-type="string" table:number-columns-spanned="6" table:number-rows-spanned="2" table:style-name="ce54">
            <text:p>12th MAR. 2024</text:p>
          </table:table-cell>
          <table:covered-table-cell table:number-columns-repeated="5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covered-table-cell/>
          <table:covered-table-cell/>
          <table:covered-table-cell table:number-columns-repeated="5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office:value-type="string" table:number-columns-spanned="1" table:number-rows-spanned="2" table:style-name="ce53">
            <text:p>수령 회사</text:p>
            <text:p>Receiving company</text:p>
          </table:table-cell>
          <table:table-cell office:value-type="string" table:number-columns-spanned="6" table:number-rows-spanned="2" table:style-name="ce41">
            <text:p>MSC</text:p>
          </table:table-cell>
          <table:covered-table-cell table:number-columns-repeated="5"/>
          <table:table-cell table:style-name="ce14"/>
          <table:table-cell table:number-columns-repeated="16375" table:style-name="ce1"/>
        </table:table-row>
        <table:table-row table:style-name="ro8">
          <table:table-cell table:style-name="ce11"/>
          <table:covered-table-cell/>
          <table:covered-table-cell/>
          <table:covered-table-cell table:number-columns-repeated="5"/>
          <table:table-cell table:style-name="ce14"/>
          <table:table-cell table:number-columns-repeated="16375" table:style-name="ce1"/>
        </table:table-row>
        <table:table-row table:style-name="ro9">
          <table:table-cell table:style-name="ce11"/>
          <table:table-cell office:value-type="string" table:style-name="ce24">
            <text:p>사양</text:p>
            <text:p>Specification</text:p>
          </table:table-cell>
          <table:table-cell office:value-type="string" table:number-columns-spanned="6" table:number-rows-spanned="1" table:style-name="ce41">
            <text:p>Zone2 CPU 9442/35-10-00, 6EA</text:p>
          </table:table-cell>
          <table:covered-table-cell table:number-columns-repeated="5"/>
          <table:table-cell table:style-name="ce14"/>
          <table:table-cell table:number-columns-repeated="16375" table:style-name="ce1"/>
        </table:table-row>
        <table:table-row table:style-name="ro9">
          <table:table-cell table:style-name="ce11"/>
          <table:table-cell office:value-type="string" table:style-name="ce25">
            <text:p>기타</text:p>
            <text:p>Remarks</text:p>
          </table:table-cell>
          <table:table-cell office:value-type="string" table:number-columns-spanned="6" table:number-rows-spanned="1" table:style-name="ce41">
            <text:p>Engineer hand-carry parts to vessel MSC FATMA.</text:p>
          </table:table-cell>
          <table:covered-table-cell table:number-columns-repeated="5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table:style-name="ce16"/>
          <table:table-cell table:number-columns-repeated="3" table:style-name="ce17"/>
          <table:table-cell office:value-type="string" table:style-name="ce18">
            <text:p>상기와 같이 인수함.</text:p>
          </table:table-cell>
          <table:table-cell table:number-columns-repeated="2" table:style-name="ce17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office:value-type="string" table:number-columns-spanned="7" table:number-rows-spanned="1" table:style-name="ce42">
            <text:p>Here by confirm the above materials are delivered to the recipient.</text:p>
          </table:table-cell>
          <table:covered-table-cell table:number-columns-repeated="6"/>
          <table:table-cell table:style-name="ce14"/>
          <table:table-cell table:number-columns-repeated="16375" table:style-name="ce1"/>
        </table:table-row>
        <table:table-row table:style-name="ro10">
          <table:table-cell table:style-name="ce11"/>
          <table:table-cell table:style-name="ce16"/>
          <table:table-cell table:style-name="ce17"/>
          <table:table-cell table:number-columns-spanned="3" table:number-rows-spanned="1" table:style-name="ce26"/>
          <table:covered-table-cell table:number-columns-repeated="2"/>
          <table:table-cell table:style-name="ce21"/>
          <table:table-cell table:style-name="ce17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table:style-name="ce16"/>
          <table:table-cell table:number-columns-repeated="2" table:style-name="ce17"/>
          <table:table-cell office:value-type="string" table:number-columns-spanned="2" table:number-rows-spanned="1" table:style-name="ce26">
            <text:p>인수자 Recipent <text:s/>:</text:p>
          </table:table-cell>
          <table:covered-table-cell/>
          <table:table-cell table:style-name="ce21"/>
          <table:table-cell office:value-type="string" table:style-name="ce17">
            <text:p>(인)</text:p>
          </table:table-cell>
          <table:table-cell table:style-name="ce14"/>
          <table:table-cell table:number-columns-repeated="16375" table:style-name="ce1"/>
        </table:table-row>
        <table:table-row table:style-name="ro11">
          <table:table-cell table:style-name="ce11"/>
          <table:table-cell table:style-name="ce19"/>
          <table:table-cell table:style-name="ce19">
            <draw:frame draw:z-index="2" draw:id="id1" draw:style-name="a1" draw:name="그림 4" svg:x="0.64583in" svg:y="0.29167in" svg:width="3.34375in" svg:height="0.51042in" style:rel-width="scale" style:rel-height="scale">
              <draw:image xlink:href="media/image1.png" xlink:type="simple" xlink:show="embed" xlink:actuate="onLoad"/>
              <svg:title/>
              <svg:desc>HD Hyundai Marine Solution(eng)_full color</svg:desc>
            </draw:frame>
          </table:table-cell>
          <table:table-cell table:number-columns-repeated="5" table:style-name="ce19"/>
          <table:table-cell table:style-name="ce14"/>
          <table:table-cell table:number-columns-repeated="16375" table:style-name="ce1"/>
        </table:table-row>
        <table:table-row table:style-name="ro2">
          <table:table-cell table:number-columns-spanned="9" table:number-rows-spanned="1" table:style-name="ce55"/>
          <table:covered-table-cell table:number-columns-repeated="8"/>
          <table:table-cell table:style-name="ce2"/>
          <table:table-cell table:number-columns-repeated="16374" table:style-name="ce1"/>
        </table:table-row>
        <table:table-row table:style-name="ro12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2" table:style-name="ro13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38" table:style-name="ro12">
          <table:table-cell table:number-columns-repeated="16384"/>
        </table:table-row>
        <table:named-expressions>
          <table:named-range table:name="Print_Area" table:cell-range-address="CPM6개.$A$1:CPM6개.$I$31" table:base-cell-address="CPM6개.$A$1"/>
        </table:named-expressions>
      </table:table>
      <table:table table:name="PM개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4" table:default-cell-style-name="ce20"/>
        <table:table-column table:style-name="co4" table:default-cell-style-name="ce20"/>
        <table:table-column table:style-name="co5" table:default-cell-style-name="ce20"/>
        <table:table-column table:style-name="co1" table:default-cell-style-name="ce20"/>
        <table:table-column table:style-name="co6" table:number-columns-repeated="16375" table:default-cell-style-name="ce3"/>
        <table:table-row table:style-name="ro1">
          <table:table-cell table:style-name="ce4">
            <draw:frame draw:z-index="1" draw:id="id2" draw:style-name="a2" draw:name="그림 4" svg:x="0.0625in" svg:y="0.05208in" svg:width="1.63542in" svg:height="0.25in" style:rel-width="scale" style:rel-height="scale">
              <draw:image xlink:href="media/image1.png" xlink:type="simple" xlink:show="embed" xlink:actuate="onLoad"/>
              <svg:title/>
              <svg:desc>HD Hyundai Marine Solution(eng)_full color</svg:desc>
            </draw:frame>
          </table:table-cell>
          <table:table-cell table:number-columns-repeated="7" table:style-name="ce5"/>
          <table:table-cell table:style-name="ce6"/>
          <table:table-cell table:number-columns-repeated="16375"/>
        </table:table-row>
        <table:table-row table:style-name="ro2">
          <table:table-cell table:style-name="ce7"/>
          <table:table-cell table:number-columns-repeated="7" table:style-name="ce8"/>
          <table:table-cell table:style-name="ce9"/>
          <table:table-cell table:number-columns-repeated="16375" table:style-name="ce1"/>
        </table:table-row>
        <table:table-row table:style-name="ro2">
          <table:table-cell table:style-name="ce7"/>
          <table:table-cell office:value-type="string" table:number-columns-spanned="7" table:number-rows-spanned="4" table:style-name="ce51">
            <text:p>인 수 증</text:p>
            <text:p><text:span text:style-name="T1">Acceptance certificate</text:span></text:p>
          </table:table-cell>
          <table:covered-table-cell table:number-columns-repeated="6"/>
          <table:table-cell table:style-name="ce9"/>
          <table:table-cell table:number-columns-repeated="16375" table:style-name="ce1"/>
        </table:table-row>
        <table:table-row table:number-rows-repeated="3" table:style-name="ro2">
          <table:table-cell table:style-name="ce7"/>
          <table:covered-table-cell/>
          <table:covered-table-cell table:number-columns-repeated="6"/>
          <table:table-cell table:style-name="ce9"/>
          <table:table-cell table:number-columns-repeated="16375" table:style-name="ce1"/>
        </table:table-row>
        <table:table-row table:style-name="ro2">
          <table:table-cell table:style-name="ce7"/>
          <table:table-cell office:value-type="string" table:number-columns-spanned="2" table:number-rows-spanned="1" table:style-name="ce43">
            <text:p>공사명</text:p>
          </table:table-cell>
          <table:covered-table-cell/>
          <table:table-cell office:value-type="string" table:number-columns-spanned="2" table:number-rows-spanned="1" table:style-name="ce43">
            <text:p>공사번호</text:p>
          </table:table-cell>
          <table:covered-table-cell/>
          <table:table-cell office:value-type="string" table:number-columns-spanned="2" table:number-rows-spanned="1" table:style-name="ce43">
            <text:p>요청부서</text:p>
          </table:table-cell>
          <table:covered-table-cell/>
          <table:table-cell office:value-type="string" table:style-name="ce22">
            <text:p>담당자</text:p>
          </table:table-cell>
          <table:table-cell table:style-name="ce9"/>
          <table:table-cell table:number-columns-repeated="16375" table:style-name="ce1"/>
        </table:table-row>
        <table:table-row table:style-name="ro2">
          <table:table-cell table:style-name="ce7"/>
          <table:table-cell office:value-type="string" table:number-columns-spanned="2" table:number-rows-spanned="1" table:style-name="ce30">
            <text:p>HHI3179 IAS 신조</text:p>
          </table:table-cell>
          <table:covered-table-cell/>
          <table:table-cell office:value-type="string" table:number-columns-spanned="2" table:number-rows-spanned="1" table:style-name="ce30">
            <text:p>DIA0000083</text:p>
          </table:table-cell>
          <table:covered-table-cell/>
          <table:table-cell office:value-type="string" table:number-columns-spanned="2" table:number-rows-spanned="1" table:style-name="ce30">
            <text:p>엔진서비스2부</text:p>
          </table:table-cell>
          <table:covered-table-cell/>
          <table:table-cell office:value-type="string" table:style-name="ce10">
            <text:p>강형민</text:p>
          </table:table-cell>
          <table:table-cell table:style-name="ce9"/>
          <table:table-cell table:number-columns-repeated="16375" table:style-name="ce1"/>
        </table:table-row>
        <table:table-row table:style-name="ro2">
          <table:table-cell table:style-name="ce11"/>
          <table:table-cell table:number-columns-repeated="6" table:style-name="ce12"/>
          <table:table-cell table:style-name="ce13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office:value-type="string" table:number-columns-spanned="2" table:number-rows-spanned="1" table:style-name="ce43">
            <text:p>POR No.</text:p>
          </table:table-cell>
          <table:covered-table-cell/>
          <table:table-cell office:value-type="string" table:number-columns-spanned="4" table:number-rows-spanned="1" table:style-name="ce43">
            <text:p>자재명</text:p>
          </table:table-cell>
          <table:covered-table-cell table:number-columns-repeated="3"/>
          <table:table-cell office:value-type="string" table:style-name="ce22">
            <text:p>수량</text:p>
          </table:table-cell>
          <table:table-cell table:style-name="ce14"/>
          <table:table-cell table:number-columns-repeated="16375" table:style-name="ce1"/>
        </table:table-row>
        <table:table-row table:style-name="ro3">
          <table:table-cell table:style-name="ce11"/>
          <table:table-cell office:value-type="string" table:number-columns-spanned="2" table:number-rows-spanned="1" table:style-name="ce30">
            <text:p>DIA0000083-0001006</text:p>
          </table:table-cell>
          <table:covered-table-cell/>
          <table:table-cell office:value-type="string" table:number-columns-spanned="4" table:number-rows-spanned="1" table:style-name="ce52">
            <text:p>Zone2 PM 9445/35-12</text:p>
          </table:table-cell>
          <table:covered-table-cell table:number-columns-repeated="3"/>
          <table:table-cell office:value-type="float" office:value="1" table:style-name="ce10">
            <text:p>1</text:p>
          </table:table-cell>
          <table:table-cell table:style-name="ce14"/>
          <table:table-cell table:number-columns-repeated="16375" table:style-name="ce1"/>
        </table:table-row>
        <table:table-row table:style-name="ro5">
          <table:table-cell table:style-name="ce11"/>
          <table:table-cell table:number-columns-repeated="7" table:style-name="ce15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office:value-type="string" table:style-name="ce23">
            <text:p>Details of claim and materials</text:p>
          </table:table-cell>
          <table:table-cell table:number-columns-repeated="6" table:style-name="ce15"/>
          <table:table-cell table:style-name="ce14"/>
          <table:table-cell table:number-columns-repeated="16375" table:style-name="ce1"/>
        </table:table-row>
        <table:table-row table:style-name="ro6">
          <table:table-cell table:style-name="ce11"/>
          <table:table-cell table:style-name="ce23"/>
          <table:table-cell table:number-columns-repeated="6" table:style-name="ce15"/>
          <table:table-cell table:style-name="ce14"/>
          <table:table-cell table:number-columns-repeated="16375" table:style-name="ce1"/>
        </table:table-row>
        <table:table-row table:style-name="ro7">
          <table:table-cell table:style-name="ce11"/>
          <table:table-cell office:value-type="string" table:number-columns-spanned="2" table:number-rows-spanned="1" table:style-name="ce43">
            <text:p>Vessel Name</text:p>
          </table:table-cell>
          <table:covered-table-cell/>
          <table:table-cell office:value-type="string" table:number-columns-spanned="2" table:number-rows-spanned="1" table:style-name="ce30">
            <text:p>MSC FATMA</text:p>
          </table:table-cell>
          <table:covered-table-cell/>
          <table:table-cell office:value-type="string" table:number-columns-spanned="2" table:number-rows-spanned="1" table:style-name="ce43">
            <text:p>Claim no.</text:p>
          </table:table-cell>
          <table:covered-table-cell/>
          <table:table-cell office:value-type="float" office:value="147" table:style-name="ce10">
            <text:p>147</text:p>
          </table:table-cell>
          <table:table-cell table:style-name="ce14"/>
          <table:table-cell table:number-columns-repeated="16375" table:style-name="ce1"/>
        </table:table-row>
        <table:table-row table:style-name="ro7">
          <table:table-cell table:style-name="ce11"/>
          <table:table-cell office:value-type="string" table:number-columns-spanned="2" table:number-rows-spanned="1" table:style-name="ce43">
            <text:p>Hull Number</text:p>
          </table:table-cell>
          <table:covered-table-cell/>
          <table:table-cell office:value-type="string" table:number-columns-spanned="2" table:number-rows-spanned="1" table:style-name="ce30">
            <text:p>HHI3179</text:p>
          </table:table-cell>
          <table:covered-table-cell/>
          <table:table-cell office:value-type="string" table:number-columns-spanned="2" table:number-rows-spanned="1" table:style-name="ce43">
            <text:p>Quantity</text:p>
          </table:table-cell>
          <table:covered-table-cell/>
          <table:table-cell office:value-type="string" table:style-name="ce10">
            <text:p>1 SET</text:p>
          </table:table-cell>
          <table:table-cell table:style-name="ce14"/>
          <table:table-cell table:number-columns-repeated="16375" table:style-name="ce1"/>
        </table:table-row>
        <table:table-row table:style-name="ro7">
          <table:table-cell table:style-name="ce11"/>
          <table:table-cell office:value-type="string" table:number-columns-spanned="2" table:number-rows-spanned="1" table:style-name="ce43">
            <text:p>Materials</text:p>
          </table:table-cell>
          <table:covered-table-cell/>
          <table:table-cell office:value-type="string" table:number-columns-spanned="5" table:number-rows-spanned="1" table:style-name="ce30">
            <text:p>PM MODULE FOR LNG OPERATION</text:p>
          </table:table-cell>
          <table:covered-table-cell table:number-columns-repeated="4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table:number-columns-repeated="7" table:style-name="ce15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office:value-type="string" table:number-columns-spanned="1" table:number-rows-spanned="2" table:style-name="ce53">
            <text:p>수령일자</text:p>
            <text:p>Receipt date</text:p>
          </table:table-cell>
          <table:table-cell office:value-type="string" table:number-columns-spanned="6" table:number-rows-spanned="2" table:style-name="ce54">
            <text:p>12th MAR. 2024</text:p>
          </table:table-cell>
          <table:covered-table-cell table:number-columns-repeated="5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covered-table-cell/>
          <table:covered-table-cell/>
          <table:covered-table-cell table:number-columns-repeated="5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office:value-type="string" table:number-columns-spanned="1" table:number-rows-spanned="2" table:style-name="ce53">
            <text:p>수령 회사</text:p>
            <text:p>Receiving company</text:p>
          </table:table-cell>
          <table:table-cell office:value-type="string" table:number-columns-spanned="6" table:number-rows-spanned="2" table:style-name="ce41">
            <text:p>MSC</text:p>
          </table:table-cell>
          <table:covered-table-cell table:number-columns-repeated="5"/>
          <table:table-cell table:style-name="ce14"/>
          <table:table-cell table:number-columns-repeated="16375" table:style-name="ce1"/>
        </table:table-row>
        <table:table-row table:style-name="ro8">
          <table:table-cell table:style-name="ce11"/>
          <table:covered-table-cell/>
          <table:covered-table-cell/>
          <table:covered-table-cell table:number-columns-repeated="5"/>
          <table:table-cell table:style-name="ce14"/>
          <table:table-cell table:number-columns-repeated="16375" table:style-name="ce1"/>
        </table:table-row>
        <table:table-row table:style-name="ro9">
          <table:table-cell table:style-name="ce11"/>
          <table:table-cell office:value-type="string" table:style-name="ce24">
            <text:p>사양</text:p>
            <text:p>Specification</text:p>
          </table:table-cell>
          <table:table-cell office:value-type="string" table:number-columns-spanned="6" table:number-rows-spanned="1" table:style-name="ce41">
            <text:p>Zone2 PM 9445/35-12, 1EA</text:p>
          </table:table-cell>
          <table:covered-table-cell table:number-columns-repeated="5"/>
          <table:table-cell table:style-name="ce14"/>
          <table:table-cell table:number-columns-repeated="16375" table:style-name="ce1"/>
        </table:table-row>
        <table:table-row table:style-name="ro9">
          <table:table-cell table:style-name="ce11"/>
          <table:table-cell office:value-type="string" table:style-name="ce25">
            <text:p>기타</text:p>
            <text:p>Remarks</text:p>
          </table:table-cell>
          <table:table-cell office:value-type="string" table:number-columns-spanned="6" table:number-rows-spanned="1" table:style-name="ce41">
            <text:p>Engineer hand-carry parts to vessel MSC FATMA.</text:p>
          </table:table-cell>
          <table:covered-table-cell table:number-columns-repeated="5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table:style-name="ce16"/>
          <table:table-cell table:number-columns-repeated="3" table:style-name="ce17"/>
          <table:table-cell office:value-type="string" table:style-name="ce18">
            <text:p>상기와 같이 인수함.</text:p>
          </table:table-cell>
          <table:table-cell table:number-columns-repeated="2" table:style-name="ce17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office:value-type="string" table:number-columns-spanned="7" table:number-rows-spanned="1" table:style-name="ce42">
            <text:p>Here by confirm the above materials are delivered to the recipient.</text:p>
          </table:table-cell>
          <table:covered-table-cell table:number-columns-repeated="6"/>
          <table:table-cell table:style-name="ce14"/>
          <table:table-cell table:number-columns-repeated="16375" table:style-name="ce1"/>
        </table:table-row>
        <table:table-row table:style-name="ro10">
          <table:table-cell table:style-name="ce11"/>
          <table:table-cell table:style-name="ce16"/>
          <table:table-cell table:style-name="ce17"/>
          <table:table-cell table:number-columns-spanned="3" table:number-rows-spanned="1" table:style-name="ce26"/>
          <table:covered-table-cell table:number-columns-repeated="2"/>
          <table:table-cell table:style-name="ce21"/>
          <table:table-cell table:style-name="ce17"/>
          <table:table-cell table:style-name="ce14"/>
          <table:table-cell table:number-columns-repeated="16375" table:style-name="ce1"/>
        </table:table-row>
        <table:table-row table:style-name="ro2">
          <table:table-cell table:style-name="ce11"/>
          <table:table-cell table:style-name="ce16"/>
          <table:table-cell table:number-columns-repeated="2" table:style-name="ce17"/>
          <table:table-cell office:value-type="string" table:number-columns-spanned="2" table:number-rows-spanned="1" table:style-name="ce26">
            <text:p>인수자 Recipent <text:s/>:</text:p>
          </table:table-cell>
          <table:covered-table-cell/>
          <table:table-cell table:style-name="ce21"/>
          <table:table-cell office:value-type="string" table:style-name="ce17">
            <text:p>(인)</text:p>
          </table:table-cell>
          <table:table-cell table:style-name="ce14"/>
          <table:table-cell table:number-columns-repeated="16375" table:style-name="ce1"/>
        </table:table-row>
        <table:table-row table:style-name="ro11">
          <table:table-cell table:style-name="ce11"/>
          <table:table-cell table:style-name="ce19"/>
          <table:table-cell table:style-name="ce19">
            <draw:frame draw:z-index="2" draw:id="id3" draw:style-name="a3" draw:name="그림 4" svg:x="0.64583in" svg:y="0.29167in" svg:width="3.34375in" svg:height="0.51042in" style:rel-width="scale" style:rel-height="scale">
              <draw:image xlink:href="media/image1.png" xlink:type="simple" xlink:show="embed" xlink:actuate="onLoad"/>
              <svg:title/>
              <svg:desc>HD Hyundai Marine Solution(eng)_full color</svg:desc>
            </draw:frame>
          </table:table-cell>
          <table:table-cell table:number-columns-repeated="5" table:style-name="ce19"/>
          <table:table-cell table:style-name="ce14"/>
          <table:table-cell table:number-columns-repeated="16375" table:style-name="ce1"/>
        </table:table-row>
        <table:table-row table:style-name="ro2">
          <table:table-cell table:number-columns-spanned="9" table:number-rows-spanned="1" table:style-name="ce55"/>
          <table:covered-table-cell table:number-columns-repeated="8"/>
          <table:table-cell table:style-name="ce2"/>
          <table:table-cell table:number-columns-repeated="16374" table:style-name="ce1"/>
        </table:table-row>
        <table:table-row table:style-name="ro12">
          <table:table-cell table:number-columns-repeated="16384"/>
        </table:table-row>
        <table:table-row table:style-name="ro13">
          <table:table-cell table:number-columns-repeated="9" table:style-name="ce20"/>
          <table:table-cell table:number-columns-repeated="16375" table:style-name="ce3"/>
        </table:table-row>
        <table:table-row table:style-name="ro10">
          <table:table-cell table:number-columns-repeated="16384"/>
        </table:table-row>
        <table:table-row table:number-rows-repeated="2" table:style-name="ro13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39" table:style-name="ro12">
          <table:table-cell table:number-columns-repeated="16384"/>
        </table:table-row>
        <table:named-expressions>
          <table:named-range table:name="Print_Area" table:cell-range-address="PM개.$A$1:PM개.$I$30" table:base-cell-address="PM개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바탕체" svg:font-family="바탕체"/>
    <style:font-face style:name="Arial" svg:font-family="Arial"/>
    <style:font-face style:name="돋움" svg:font-family="돋움"/>
    <style:font-face style:name="뼻뮝" svg:font-family="뼻뮝"/>
    <style:font-face style:name="조선일보명조" svg:font-family="조선일보명조"/>
    <style:font-face style:name="현대체Light" svg:font-family="현대체Light"/>
    <style:font-face style:name="현대체Medium" svg:font-family="현대체Medium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number-style style:name="N48P0">
      <number:text> </number:text>
      <number:fill-character> </number:fill-character>
      <number:number number:decimal-places="0" number:min-decimal-places="0" number:min-integer-digits="1">
        <number:embedded-text number:position="0"> </number:embedded-text>
        <number:embedded-text number:position="3">!,</number:embedded-text>
      </number:number>
    </number:number-style>
    <number:currency-style style:name="N48P1">
      <number:text> </number:text>
      <number:fill-character> </number:fill-character>
      <number:currency-symbol>₩</number:currency-symbol>
      <number:text>!-</number:text>
      <number:number number:decimal-places="0" number:min-decimal-places="0" number:min-integer-digits="1"/>
      <number:text>!, </number:text>
    </number:currency-style>
    <number:text-style style:name="N48P2">
      <number:text> </number:text>
      <number:fill-character> </number:fill-character>
      <number:text>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fill-character> </number:fill-character>
      <number:number number:decimal-places="2" number:min-decimal-places="2" number:min-integer-digits="1">
        <number:embedded-text number:position="0">!</number:embedded-text>
        <number:embedded-text number:position="3">!,</number:embedded-text>
      </number:number>
      <number:text> </number:text>
    </number:number-style>
    <number:currency-style style:name="N49P1">
      <number:text> </number:text>
      <number:fill-character> </number:fill-character>
      <number:currency-symbol>₩</number:currency-symbol>
      <number:text>!-</number:text>
      <number:number number:decimal-places="2" number:min-decimal-places="2" number:min-integer-digits="1"/>
      <number:text>!,! </number:text>
    </number:currency-style>
    <number:number-style style:name="N4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>
      <number:currency-symbol>₩</number:currency-symbol>
      <number:number number:decimal-places="0" number:min-decimal-places="0" number:min-integer-digits="1"/>
      <number:text>!,</number:text>
    </number:currency-style>
    <number:currency-style style:name="N50">
      <number:currency-symbol>₩</number:currency-symbol>
      <number:text>₩₩!-</number:text>
      <number:number number:decimal-places="0" number:min-decimal-places="0" number:min-integer-digits="1"/>
      <number:text>!,</number:text>
      <style:map style:condition="value()&gt;=0" style:apply-style-name="N50P0"/>
    </number:currency-style>
    <number:currency-style style:name="N51P0">
      <number:currency-symbol>₩</number:currency-symbol>
      <number:number number:decimal-places="2" number:min-decimal-places="2" number:min-integer-digits="1"/>
      <number:text>!,!</number:text>
    </number:currency-style>
    <number:currency-style style:name="N51">
      <number:currency-symbol>₩</number:currency-symbol>
      <number:text>₩₩!-</number:text>
      <number:number number:decimal-places="2" number:min-decimal-places="2" number:min-integer-digits="1"/>
      <number:text>!,!</number:text>
      <style:map style:condition="value()&gt;=0" style:apply-style-name="N51P0"/>
    </number:currency-style>
    <number:currency-style style:name="N52P0">
      <number:currency-symbol>₩</number:currency-symbol>
      <number:number number:decimal-places="0" number:min-decimal-places="0" number:min-integer-digits="1"/>
      <number:text>!,</number:text>
    </number:currency-style>
    <number:currency-style style:name="N52">
      <style:text-properties fo:color="#FF0000"/>
      <number:currency-symbol>₩</number:currency-symbol>
      <number:text>₩₩₩₩₩₩₩₩₩₩₩₩!-</number:text>
      <number:number number:decimal-places="0" number:min-decimal-places="0" number:min-integer-digits="1"/>
      <number:text>!,</number:text>
      <style:map style:condition="value()&gt;=0" style:apply-style-name="N52P0"/>
    </number:currency-style>
    <style:style style:name="Comma_32__91_0_93___32_SG_38_A_32_Bridge_32_" style:display-name="Comma [0]_ SG&amp;A Bridge " style:family="table-cell" style:data-style-name="N48"/>
    <style:style style:name="Comma__32_SG_38_A_32_Bridge_32_" style:display-name="Comma_ SG&amp;A Bridge " style:family="table-cell" style:data-style-name="N49"/>
    <style:style style:name="Currency_32__91_0_93___32_SG_38_A_32_Bridge_32_" style:display-name="Currency [0]_ SG&amp;A Bridge " style:family="table-cell" style:data-style-name="N50"/>
    <style:style style:name="Currency__32_SG_38_A_32_Bridge_32_" style:display-name="Currency_ SG&amp;A Bridge " style:family="table-cell" style:data-style-name="N51"/>
    <style:style style:name="Normal__32_SG_38_A_32_Bridge_32_" style:display-name="Normal_ SG&amp;A Bridge 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8621__63__BOOKSHIP" style:display-name="뷭?_BOOKSHIP" style:family="table-cell" style:data-style-name="N0">
      <style:table-cell-properties style:vertical-align="automatic" fo:background-color="transparent"/>
      <style:text-properties style:font-name="뼻뮝" style:font-name-asian="뼻뮝" style:font-name-complex="뼻뮝"/>
    </style:style>
    <style:style style:name="_53092__47560__32__91_0_93__1202" style:display-name="콤마 [0]_1202" style:family="table-cell" style:data-style-name="N0"/>
    <style:style style:name="_53092__47560__1202" style:display-name="콤마_1202" style:family="table-cell" style:data-style-name="N52"/>
    <style:style style:name="Default" style:family="table-cell" style:data-style-name="N0">
      <style:table-cell-properties style:vertical-align="automatic" fo:background-color="transparent"/>
      <style:text-properties fo:color="#000000" style:font-name="바탕체" style:font-name-asian="바탕체" style:font-name-complex="바탕체" fo:font-size="12pt" style:font-size-asian="12pt" style:font-size-complex="12pt"/>
    </style:style>
    <style:style style:name="_54364__51456__32_2" style:display-name="표준 2" style:family="table-cell" style:data-style-name="N0">
      <style:table-cell-properties style:vertical-align="middle" fo:background-color="transparent"/>
      <style:text-properties style:font-name="돋움" style:font-name-asian="돋움" style:font-name-complex="돋움" fo:font-size="11pt" style:font-size-asian="11pt" style:font-size-complex="11pt" style:font-family-generic="modern"/>
    </style:style>
    <style:style style:name="_54364__51456__32_3" style:display-name="표준 3" style:family="table-cell" style:data-style-name="N0">
      <style:table-cell-properties style:vertical-align="automatic" fo:background-color="transparent"/>
      <style:text-properties style:font-name="돋움" style:font-name-asian="돋움" style:font-name-complex="돋움" fo:font-size="11pt" style:font-size-asian="11pt" style:font-size-complex="11pt" style:font-family-generic="modern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433070866141732in" fo:margin-bottom="0.236220472440945in" fo:margin-left="0.511811023622047in" fo:margin-right="0.196850393700787in" style:print-orientation="portrait" style:print-page-order="ttb" style:first-page-number="continue" style:scale-to="95%" style:table-centering="none" style:print="objects charts drawings"/>
      <style:header-style>
        <style:header-footer-properties fo:min-height="0.118110236220472in" fo:margin-left="0in" fo:margin-right="0in" fo:margin-bottom="0in"/>
      </style:header-style>
      <style:footer-style>
        <style:header-footer-properties fo:min-height="0.078740157480314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726</meta:generator>
    <meta:initial-creator>master</meta:initial-creator>
    <dc:creator>Administrator</dc:creator>
    <meta:creation-date>2014-04-30T00:29:31Z</meta:creation-date>
    <dc:date>2024-07-18T01:38:42Z</dc:date>
    <meta:print-date>2022-06-17T06:39:08Z</meta:print-date>
  </office:meta>
</office:document-meta>
</file>